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cteu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venant perm/ext</text:p>
              </text:list-item>
              <text:list-item>
                <text:p>Directeur de diplôme ?</text:p>
              </text:list-item>
              <text:list-item>
                <text:p>Gestionnaire de composante</text:p>
              </text:list-item>
              <text:list-item>
                <text:p>Directeur de labo / département</text:p>
              </text:list-item>
              <text:list-item>
                <text:p>Directeur de composante</text:p>
              </text:list-item>
              <text:list-item>
                <text:p>DRH</text:p>
              </text:list-item>
              <text:list-item>
                <text:p>Président d'université</text:p>
              </text:list-item>
            </text:list>
          </draw:text-box>
        </draw:frame>
        <draw:custom-shape draw:style-name="gr1" draw:text-style-name="P1" draw:layer="layout" svg:width="2.6cm" svg:height="2.6cm" svg:x="21.4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Intervenant permanent (IP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rrière / affectation / type population Harpege</text:p>
              </text:list-item>
              <text:list-item>
                <text:p>Saisie de service (prévisionnel et référentiel) pendant une période décidée par la DRH</text:p>
              </text:list-item>
              <text:list-item>
                <text:p>Doit valider sa saisie</text:p>
              </text:list-item>
              <text:list-item>
                <text:p>Saisie validée par un GC</text:p>
              </text:list-item>
              <text:list-item>
                <text:p>Rôle « Intervenant permanent »</text:p>
              </text:list-item>
            </text:list>
          </draw:text-box>
        </draw:frame>
        <draw:custom-shape draw:style-name="gr1" draw:text-style-name="P1" draw:layer="layout" svg:width="2.6cm" svg:height="2.6cm" svg:x="21.4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Intervenant extérieur (IE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ucune carrière / affectation / type population Harpege</text:p>
              </text:list-item>
              <text:list-item>
                <text:p>Saisie du service prévisionnel toute l'année</text:p>
              </text:list-item>
              <text:list-item>
                <text:p>N'a pas à valider sa saisie</text:p>
              </text:list-item>
              <text:list-item>
                <text:p>Saisie validée au fil de l'eau par un GC</text:p>
              </text:list-item>
              <text:list-item>
                <text:p>Rôle « Intervenant extérieur »</text:p>
              </text:list-item>
            </text:list>
          </draw:text-box>
        </draw:frame>
        <draw:custom-shape draw:style-name="gr1" draw:text-style-name="P1" draw:layer="layout" svg:width="2.6cm" svg:height="2.6cm" svg:x="21.4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Responsable de diplôme (RD)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s évoqué dans le CDC</text:p>
              </text:list-item>
              <text:list-item>
                <text:p>Comment l'identifier :</text:p>
                <text:list>
                  <text:list-item>
                    <text:p>Rôles LDAP (i.e. fonctions structurelles Harpege) ?</text:p>
                  </text:list-item>
                  <text:list-item>
                    <text:p>Apogée ?</text:p>
                  </text:list-item>
                </text:list>
              </text:list-item>
              <text:list-item>
                <text:p>Peut-il déléguer nominativement ?</text:p>
              </text:list-item>
            </text:list>
          </draw:text-box>
        </draw:frame>
        <draw:custom-shape draw:style-name="gr1" draw:text-style-name="P1" draw:layer="layout" svg:width="2.6cm" svg:height="2.6cm" svg:x="21.4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Gestionnaire de composante (GC)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x : Responsable administratif</text:p>
              </text:list-item>
              <text:list-item>
                <text:p>Comment l'identifier :</text:p>
                <text:list>
                  <text:list-item>
                    <text:p>Rôles LDAP (i.e. fonctions structurelles Harpege) ?</text:p>
                  </text:list-item>
                </text:list>
              </text:list-item>
              <text:list-item>
                <text:p>Peut-il déléguer nominativement ?</text:p>
              </text:list-item>
              <text:list-item>
                <text:p>Rôle « Gestionnaire Composante »</text:p>
              </text:list-item>
            </text:list>
          </draw:text-box>
        </draw:frame>
        <draw:custom-shape draw:style-name="gr1" draw:text-style-name="P1" draw:layer="layout" svg:width="2.6cm" svg:height="2.6cm" svg:x="21.4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Directeur de composante (DC)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ment l'identifier :</text:p>
                <text:list>
                  <text:list-item>
                    <text:p>Rôles LDAP (i.e. fonctions structurelles Harpege) ?</text:p>
                  </text:list-item>
                </text:list>
              </text:list-item>
              <text:list-item>
                <text:p>Peut-il déléguer nominativement ?</text:p>
              </text:list-item>
              <text:list-item>
                <text:p>Rôle « Directeur Composante »</text:p>
              </text:list-item>
            </text:list>
          </draw:text-box>
        </draw:frame>
        <draw:custom-shape draw:style-name="gr1" draw:text-style-name="P1" draw:layer="layout" svg:width="2.6cm" svg:height="2.6cm" svg:x="21.4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GRH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'est à dire ?</text:p>
              </text:list-item>
              <text:list-item>
                <text:p>Comment l'identifier :</text:p>
                <text:list>
                  <text:list-item>
                    <text:p>Rôles LDAP (i.e. fonctions structurelles Harpege) ?</text:p>
                  </text:list-item>
                </text:list>
              </text:list-item>
              <text:list-item>
                <text:p>Peut-il déléguer nominativement ?</text:p>
              </text:list-item>
              <text:list-item>
                <text:p>Rôle « Gestionnaire RH »</text:p>
              </text:list-item>
            </text:list>
          </draw:text-box>
        </draw:frame>
        <draw:custom-shape draw:style-name="gr1" draw:text-style-name="P1" draw:layer="layout" svg:width="2.6cm" svg:height="2.6cm" svg:x="21.4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Président d'université (PU)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Ça m'étonnerait !</text:p>
              </text:list-item>
            </text:list>
          </draw:text-box>
        </draw:frame>
        <draw:custom-shape draw:style-name="gr1" draw:text-style-name="P1" draw:layer="layout" svg:width="2.6cm" svg:height="2.6cm" svg:x="21.4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Rôles dans l'appli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venant permanent</text:p>
              </text:list-item>
              <text:list-item>
                <text:p>Intervenant extérieur</text:p>
              </text:list-item>
              <text:list-item>
                <text:p>Gestionnaire composante</text:p>
              </text:list-item>
              <text:list-item>
                <text:p>Directeur composante</text:p>
              </text:list-item>
              <text:list-item>
                <text:p>Gestionnaire DRH</text:p>
              </text:list-item>
              <text:list-item>
                <text:p>Administr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Validations nécessair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ice référentiel</text:p>
              </text:list-item>
              <text:list-item>
                <text:p>Service prévisionnel</text:p>
              </text:list-item>
              <text:list-item>
                <text:p>Offre de formation complémentair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Validation : service référentie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 qui ?</text:p>
                <text:list>
                  <text:list-item>
                    <text:p>Intervenant</text:p>
                  </text:list-item>
                  <text:list-item>
                    <text:p>Puis par un GC de chaque composante d'intervention</text:p>
                  </text:list-item>
                  <text:list-item>
                    <text:p>Puis par un DC de chaque composante d'intervention</text:p>
                  </text:list-item>
                  <text:list-item>
                    <text:p>Puis par un GRH</text:p>
                  </text:list-item>
                </text:list>
              </text:list-item>
              <text:list-item>
                <text:p>Grouper avec service prévisionnel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Validation : service prévisionne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ar qui ?</text:p>
                <text:list>
                  <text:list-item>
                    <text:p>Intervenant</text:p>
                  </text:list-item>
                  <text:list-item>
                    <text:p>Puis par un GC de chaque composante d'intervention</text:p>
                  </text:list-item>
                  <text:list-item>
                    <text:p>Puis par un DC de chaque composante d'intervention</text:p>
                  </text:list-item>
                  <text:list-item>
                    <text:p>Puis par un GRH</text:p>
                  </text:list-item>
                </text:list>
              </text:list-item>
              <text:list-item>
                <text:p>Ordonnée !</text:p>
              </text:list-item>
              <text:list-item>
                <text:p>Grouper avec service référentiel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trand </meta:initial-creator>
    <meta:creation-date>2014-04-18T14:58:25.579795595</meta:creation-date>
    <dc:date>2014-04-25T16:10:04.283251021</dc:date>
    <dc:creator>Bertrand </dc:creator>
    <meta:editing-duration>P2DT1H14M54S</meta:editing-duration>
    <meta:editing-cycles>35</meta:editing-cycles>
    <meta:generator>LibreOffice/4.1.3.2$Linux_X86_64 LibreOffice_project/410m0$Build-2</meta:generator>
    <meta:document-statistic meta:object-count="77"/>
  </office:meta>
</office:document-meta>
</file>